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itchmove45_ac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_value</text:p>
          </table:table-cell>
          <table:table-cell office:value-type="string" calcext:value-type="string">
            <text:p>Y_value</text:p>
          </table:table-cell>
          <table:table-cell office:value-type="string" calcext:value-type="string">
            <text:p>Z_value</text:p>
          </table:table-cell>
          <table:table-cell office:value-type="string" calcext:value-type="string">
            <text:p>d_tim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-1.25307" calcext:value-type="float">
            <text:p>-1.25307</text:p>
          </table:table-cell>
          <table:table-cell office:value-type="float" office:value="3.48681" calcext:value-type="float">
            <text:p>3.48681</text:p>
          </table:table-cell>
          <table:table-cell office:value-type="float" office:value="9.19374" calcext:value-type="float">
            <text:p>9.19374</text:p>
          </table:table-cell>
          <table:table-cell table:formula="of:=[.A3]-[.A2]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0.89894" calcext:value-type="float">
            <text:p>-0.89894</text:p>
          </table:table-cell>
          <table:table-cell office:value-type="float" office:value="3.39147" calcext:value-type="float">
            <text:p>3.39147</text:p>
          </table:table-cell>
          <table:table-cell office:value-type="float" office:value="9.31632" calcext:value-type="float">
            <text:p>9.31632</text:p>
          </table:table-cell>
          <table:table-cell table:formula="of:=[.A4]-[.A3]"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-0.35413" calcext:value-type="float">
            <text:p>-0.35413</text:p>
          </table:table-cell>
          <table:table-cell office:value-type="float" office:value="3.80008" calcext:value-type="float">
            <text:p>3.80008</text:p>
          </table:table-cell>
          <table:table-cell office:value-type="float" office:value="9.32994" calcext:value-type="float">
            <text:p>9.32994</text:p>
          </table:table-cell>
          <table:table-cell table:formula="of:=[.A5]-[.A4]"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-0.65378" calcext:value-type="float">
            <text:p>-0.65378</text:p>
          </table:table-cell>
          <table:table-cell office:value-type="float" office:value="3.15992" calcext:value-type="float">
            <text:p>3.15992</text:p>
          </table:table-cell>
          <table:table-cell office:value-type="float" office:value="9.95647" calcext:value-type="float">
            <text:p>9.95647</text:p>
          </table:table-cell>
          <table:table-cell table:formula="of:=[.A6]-[.A5]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92618" calcext:value-type="float">
            <text:p>-0.92618</text:p>
          </table:table-cell>
          <table:table-cell office:value-type="float" office:value="3.44595" calcext:value-type="float">
            <text:p>3.44595</text:p>
          </table:table-cell>
          <table:table-cell office:value-type="float" office:value="8.60806" calcext:value-type="float">
            <text:p>8.60806</text:p>
          </table:table-cell>
          <table:table-cell table:formula="of:=[.A7]-[.A6]"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-0.85808" calcext:value-type="float">
            <text:p>-0.85808</text:p>
          </table:table-cell>
          <table:table-cell office:value-type="float" office:value="3.03734" calcext:value-type="float">
            <text:p>3.03734</text:p>
          </table:table-cell>
          <table:table-cell office:value-type="float" office:value="9.3027" calcext:value-type="float">
            <text:p>9.3027</text:p>
          </table:table-cell>
          <table:table-cell table:formula="of:=[.A8]-[.A7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-0.09534" calcext:value-type="float">
            <text:p>-0.09534</text:p>
          </table:table-cell>
          <table:table-cell office:value-type="float" office:value="2.17926" calcext:value-type="float">
            <text:p>2.17926</text:p>
          </table:table-cell>
          <table:table-cell office:value-type="float" office:value="9.80665" calcext:value-type="float">
            <text:p>9.80665</text:p>
          </table:table-cell>
          <table:table-cell table:formula="of:=[.A9]-[.A8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-0.61292" calcext:value-type="float">
            <text:p>-0.61292</text:p>
          </table:table-cell>
          <table:table-cell office:value-type="float" office:value="2.28822" calcext:value-type="float">
            <text:p>2.28822</text:p>
          </table:table-cell>
          <table:table-cell office:value-type="float" office:value="9.86113" calcext:value-type="float">
            <text:p>9.86113</text:p>
          </table:table-cell>
          <table:table-cell table:formula="of:=[.A10]-[.A9]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-0.64016" calcext:value-type="float">
            <text:p>-0.64016</text:p>
          </table:table-cell>
          <table:table-cell office:value-type="float" office:value="2.2065" calcext:value-type="float">
            <text:p>2.2065</text:p>
          </table:table-cell>
          <table:table-cell office:value-type="float" office:value="9.13925" calcext:value-type="float">
            <text:p>9.13925</text:p>
          </table:table-cell>
          <table:table-cell table:formula="of:=[.A11]-[.A10]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2.067" calcext:value-type="float">
            <text:p>2.067</text:p>
          </table:table-cell>
          <table:table-cell office:value-type="float" office:value="-0.54481" calcext:value-type="float">
            <text:p>-0.54481</text:p>
          </table:table-cell>
          <table:table-cell office:value-type="float" office:value="3.44595" calcext:value-type="float">
            <text:p>3.44595</text:p>
          </table:table-cell>
          <table:table-cell office:value-type="float" office:value="9.507" calcext:value-type="float">
            <text:p>9.507</text:p>
          </table:table-cell>
          <table:table-cell table:formula="of:=[.A12]-[.A11]"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2.257" calcext:value-type="float">
            <text:p>2.257</text:p>
          </table:table-cell>
          <table:table-cell office:value-type="float" office:value="-0.5993" calcext:value-type="float">
            <text:p>-0.5993</text:p>
          </table:table-cell>
          <table:table-cell office:value-type="float" office:value="3.9499" calcext:value-type="float">
            <text:p>3.9499</text:p>
          </table:table-cell>
          <table:table-cell office:value-type="float" office:value="9.22098" calcext:value-type="float">
            <text:p>9.22098</text:p>
          </table:table-cell>
          <table:table-cell table:formula="of:=[.A13]-[.A12]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.396" calcext:value-type="float">
            <text:p>2.396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4.38575" calcext:value-type="float">
            <text:p>4.38575</text:p>
          </table:table-cell>
          <table:table-cell office:value-type="float" office:value="9.87475" calcext:value-type="float">
            <text:p>9.87475</text:p>
          </table:table-cell>
          <table:table-cell table:formula="of:=[.A14]-[.A13]"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2.554" calcext:value-type="float">
            <text:p>2.554</text:p>
          </table:table-cell>
          <table:table-cell office:value-type="float" office:value="-0.09534" calcext:value-type="float">
            <text:p>-0.09534</text:p>
          </table:table-cell>
          <table:table-cell office:value-type="float" office:value="4.44023" calcext:value-type="float">
            <text:p>4.44023</text:p>
          </table:table-cell>
          <table:table-cell office:value-type="float" office:value="9.19374" calcext:value-type="float">
            <text:p>9.19374</text:p>
          </table:table-cell>
          <table:table-cell table:formula="of:=[.A15]-[.A14]"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2.876" calcext:value-type="float">
            <text:p>2.876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5.489" calcext:value-type="float">
            <text:p>5.489</text:p>
          </table:table-cell>
          <table:table-cell office:value-type="float" office:value="8.79874" calcext:value-type="float">
            <text:p>8.79874</text:p>
          </table:table-cell>
          <table:table-cell table:formula="of:=[.A16]-[.A15]"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3.038" calcext:value-type="float">
            <text:p>3.038</text:p>
          </table:table-cell>
          <table:table-cell office:value-type="float" office:value="-0.10896" calcext:value-type="float">
            <text:p>-0.10896</text:p>
          </table:table-cell>
          <table:table-cell office:value-type="float" office:value="5.89761" calcext:value-type="float">
            <text:p>5.89761</text:p>
          </table:table-cell>
          <table:table-cell office:value-type="float" office:value="8.73064" calcext:value-type="float">
            <text:p>8.73064</text:p>
          </table:table-cell>
          <table:table-cell table:formula="of:=[.A17]-[.A16]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3.229" calcext:value-type="float">
            <text:p>3.229</text:p>
          </table:table-cell>
          <table:table-cell office:value-type="float" office:value="-0.19068" calcext:value-type="float">
            <text:p>-0.19068</text:p>
          </table:table-cell>
          <table:table-cell office:value-type="float" office:value="6.02019" calcext:value-type="float">
            <text:p>6.02019</text:p>
          </table:table-cell>
          <table:table-cell office:value-type="float" office:value="8.39013" calcext:value-type="float">
            <text:p>8.39013</text:p>
          </table:table-cell>
          <table:table-cell table:formula="of:=[.A18]-[.A17]"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3.376" calcext:value-type="float">
            <text:p>3.376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6.37432" calcext:value-type="float">
            <text:p>6.37432</text:p>
          </table:table-cell>
          <table:table-cell office:value-type="float" office:value="7.58653" calcext:value-type="float">
            <text:p>7.58653</text:p>
          </table:table-cell>
          <table:table-cell table:formula="of:=[.A19]-[.A18]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3.523" calcext:value-type="float">
            <text:p>3.523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5.54348" calcext:value-type="float">
            <text:p>5.54348</text:p>
          </table:table-cell>
          <table:table-cell office:value-type="float" office:value="6.8919" calcext:value-type="float">
            <text:p>6.8919</text:p>
          </table:table-cell>
          <table:table-cell table:formula="of:=[.A20]-[.A19]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3.847" calcext:value-type="float">
            <text:p>3.847</text:p>
          </table:table-cell>
          <table:table-cell office:value-type="float" office:value="-0.04086" calcext:value-type="float">
            <text:p>-0.04086</text:p>
          </table:table-cell>
          <table:table-cell office:value-type="float" office:value="5.95209" calcext:value-type="float">
            <text:p>5.95209</text:p>
          </table:table-cell>
          <table:table-cell office:value-type="float" office:value="7.87256" calcext:value-type="float">
            <text:p>7.87256</text:p>
          </table:table-cell>
          <table:table-cell table:formula="of:=[.A21]-[.A20]"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4.007" calcext:value-type="float">
            <text:p>4.007</text:p>
          </table:table-cell>
          <table:table-cell office:value-type="float" office:value="-0.21793" calcext:value-type="float">
            <text:p>-0.21793</text:p>
          </table:table-cell>
          <table:table-cell office:value-type="float" office:value="6.37432" calcext:value-type="float">
            <text:p>6.37432</text:p>
          </table:table-cell>
          <table:table-cell office:value-type="float" office:value="7.49119" calcext:value-type="float">
            <text:p>7.49119</text:p>
          </table:table-cell>
          <table:table-cell table:formula="of:=[.A22]-[.A21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-0.6674" calcext:value-type="float">
            <text:p>-0.6674</text:p>
          </table:table-cell>
          <table:table-cell office:value-type="float" office:value="6.51053" calcext:value-type="float">
            <text:p>6.51053</text:p>
          </table:table-cell>
          <table:table-cell office:value-type="float" office:value="6.63311" calcext:value-type="float">
            <text:p>6.63311</text:p>
          </table:table-cell>
          <table:table-cell table:formula="of:=[.A23]-[.A22]"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4.347" calcext:value-type="float">
            <text:p>4.347</text:p>
          </table:table-cell>
          <table:table-cell office:value-type="float" office:value="-0.44947" calcext:value-type="float">
            <text:p>-0.44947</text:p>
          </table:table-cell>
          <table:table-cell office:value-type="float" office:value="6.60587" calcext:value-type="float">
            <text:p>6.60587</text:p>
          </table:table-cell>
          <table:table-cell office:value-type="float" office:value="7.73636" calcext:value-type="float">
            <text:p>7.73636</text:p>
          </table:table-cell>
          <table:table-cell table:formula="of:=[.A24]-[.A23]" office:value-type="float" office:value="0.177000000000001" calcext:value-type="float">
            <text:p>0.177</text:p>
          </table:table-cell>
        </table:table-row>
        <table:table-row table:style-name="ro1">
          <table:table-cell office:value-type="float" office:value="4.646" calcext:value-type="float">
            <text:p>4.646</text:p>
          </table:table-cell>
          <table:table-cell office:value-type="float" office:value="-0.20431" calcext:value-type="float">
            <text:p>-0.20431</text:p>
          </table:table-cell>
          <table:table-cell office:value-type="float" office:value="5.80227" calcext:value-type="float">
            <text:p>5.80227</text:p>
          </table:table-cell>
          <table:table-cell office:value-type="float" office:value="7.79084" calcext:value-type="float">
            <text:p>7.79084</text:p>
          </table:table-cell>
          <table:table-cell table:formula="of:=[.A25]-[.A24]" office:value-type="float" office:value="0.298999999999999" calcext:value-type="float">
            <text:p>0.299</text:p>
          </table:table-cell>
        </table:table-row>
        <table:table-row table:style-name="ro1">
          <table:table-cell office:value-type="float" office:value="4.811" calcext:value-type="float">
            <text:p>4.811</text:p>
          </table:table-cell>
          <table:table-cell office:value-type="float" office:value="-0.24517" calcext:value-type="float">
            <text:p>-0.24517</text:p>
          </table:table-cell>
          <table:table-cell office:value-type="float" office:value="5.88399" calcext:value-type="float">
            <text:p>5.88399</text:p>
          </table:table-cell>
          <table:table-cell office:value-type="float" office:value="8.4991" calcext:value-type="float">
            <text:p>8.4991</text:p>
          </table:table-cell>
          <table:table-cell table:formula="of:=[.A26]-[.A25]"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4.971" calcext:value-type="float">
            <text:p>4.971</text:p>
          </table:table-cell>
          <table:table-cell office:value-type="float" office:value="-0.46309" calcext:value-type="float">
            <text:p>-0.46309</text:p>
          </table:table-cell>
          <table:table-cell office:value-type="float" office:value="5.59796" calcext:value-type="float">
            <text:p>5.59796</text:p>
          </table:table-cell>
          <table:table-cell office:value-type="float" office:value="8.06325" calcext:value-type="float">
            <text:p>8.06325</text:p>
          </table:table-cell>
          <table:table-cell table:formula="of:=[.A27]-[.A26]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.185" calcext:value-type="float">
            <text:p>5.185</text:p>
          </table:table-cell>
          <table:table-cell office:value-type="float" office:value="0.05448" calcext:value-type="float">
            <text:p>0.05448</text:p>
          </table:table-cell>
          <table:table-cell office:value-type="float" office:value="5.89761" calcext:value-type="float">
            <text:p>5.89761</text:p>
          </table:table-cell>
          <table:table-cell office:value-type="float" office:value="8.02238" calcext:value-type="float">
            <text:p>8.02238</text:p>
          </table:table-cell>
          <table:table-cell table:formula="of:=[.A28]-[.A27]"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5.455" calcext:value-type="float">
            <text:p>5.455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5.93847" calcext:value-type="float">
            <text:p>5.93847</text:p>
          </table:table-cell>
          <table:table-cell office:value-type="float" office:value="7.50481" calcext:value-type="float">
            <text:p>7.50481</text:p>
          </table:table-cell>
          <table:table-cell table:formula="of:=[.A29]-[.A28]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5.617" calcext:value-type="float">
            <text:p>5.617</text:p>
          </table:table-cell>
          <table:table-cell office:value-type="float" office:value="0.08172" calcext:value-type="float">
            <text:p>0.08172</text:p>
          </table:table-cell>
          <table:table-cell office:value-type="float" office:value="6.0883" calcext:value-type="float">
            <text:p>6.0883</text:p>
          </table:table-cell>
          <table:table-cell office:value-type="float" office:value="8.09049" calcext:value-type="float">
            <text:p>8.09049</text:p>
          </table:table-cell>
          <table:table-cell table:formula="of:=[.A30]-[.A29]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5.779" calcext:value-type="float">
            <text:p>5.779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6.38794" calcext:value-type="float">
            <text:p>6.38794</text:p>
          </table:table-cell>
          <table:table-cell office:value-type="float" office:value="7.8998" calcext:value-type="float">
            <text:p>7.8998</text:p>
          </table:table-cell>
          <table:table-cell table:formula="of:=[.A31]-[.A30]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5.943" calcext:value-type="float">
            <text:p>5.943</text:p>
          </table:table-cell>
          <table:table-cell office:value-type="float" office:value="-0.40861" calcext:value-type="float">
            <text:p>-0.40861</text:p>
          </table:table-cell>
          <table:table-cell office:value-type="float" office:value="6.30622" calcext:value-type="float">
            <text:p>6.30622</text:p>
          </table:table-cell>
          <table:table-cell office:value-type="float" office:value="7.6955" calcext:value-type="float">
            <text:p>7.6955</text:p>
          </table:table-cell>
          <table:table-cell table:formula="of:=[.A32]-[.A31]"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6.283" calcext:value-type="float">
            <text:p>6.283</text:p>
          </table:table-cell>
          <table:table-cell office:value-type="float" office:value="-0.21793" calcext:value-type="float">
            <text:p>-0.21793</text:p>
          </table:table-cell>
          <table:table-cell office:value-type="float" office:value="5.31194" calcext:value-type="float">
            <text:p>5.31194</text:p>
          </table:table-cell>
          <table:table-cell office:value-type="float" office:value="8.53996" calcext:value-type="float">
            <text:p>8.53996</text:p>
          </table:table-cell>
          <table:table-cell table:formula="of:=[.A33]-[.A32]" office:value-type="float" office:value="0.340000000000001" calcext:value-type="float">
            <text:p>0.34</text:p>
          </table:table-cell>
        </table:table-row>
        <table:table-row table:style-name="ro1">
          <table:table-cell office:value-type="float" office:value="6.434" calcext:value-type="float">
            <text:p>6.434</text:p>
          </table:table-cell>
          <table:table-cell office:value-type="float" office:value="-0.02724" calcext:value-type="float">
            <text:p>-0.02724</text:p>
          </table:table-cell>
          <table:table-cell office:value-type="float" office:value="4.64454" calcext:value-type="float">
            <text:p>4.64454</text:p>
          </table:table-cell>
          <table:table-cell office:value-type="float" office:value="8.83961" calcext:value-type="float">
            <text:p>8.83961</text:p>
          </table:table-cell>
          <table:table-cell table:formula="of:=[.A34]-[.A33]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6.589" calcext:value-type="float">
            <text:p>6.589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3.82732" calcext:value-type="float">
            <text:p>3.82732</text:p>
          </table:table-cell>
          <table:table-cell office:value-type="float" office:value="8.96219" calcext:value-type="float">
            <text:p>8.96219</text:p>
          </table:table-cell>
          <table:table-cell table:formula="of:=[.A35]-[.A34]"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6.748" calcext:value-type="float">
            <text:p>6.748</text:p>
          </table:table-cell>
          <table:table-cell office:value-type="float" office:value="-0.02724" calcext:value-type="float">
            <text:p>-0.02724</text:p>
          </table:table-cell>
          <table:table-cell office:value-type="float" office:value="2.96924" calcext:value-type="float">
            <text:p>2.96924</text:p>
          </table:table-cell>
          <table:table-cell office:value-type="float" office:value="9.35718" calcext:value-type="float">
            <text:p>9.35718</text:p>
          </table:table-cell>
          <table:table-cell table:formula="of:=[.A36]-[.A35]"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7.069" calcext:value-type="float">
            <text:p>7.069</text:p>
          </table:table-cell>
          <table:table-cell office:value-type="float" office:value="-0.1362" calcext:value-type="float">
            <text:p>-0.1362</text:p>
          </table:table-cell>
          <table:table-cell office:value-type="float" office:value="2.23374" calcext:value-type="float">
            <text:p>2.23374</text:p>
          </table:table-cell>
          <table:table-cell office:value-type="float" office:value="9.77941" calcext:value-type="float">
            <text:p>9.77941</text:p>
          </table:table-cell>
          <table:table-cell table:formula="of:=[.A37]-[.A36]"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7.257" calcext:value-type="float">
            <text:p>7.257</text:p>
          </table:table-cell>
          <table:table-cell office:value-type="float" office:value="-0.40861" calcext:value-type="float">
            <text:p>-0.40861</text:p>
          </table:table-cell>
          <table:table-cell office:value-type="float" office:value="1.30755" calcext:value-type="float">
            <text:p>1.30755</text:p>
          </table:table-cell>
          <table:table-cell office:value-type="float" office:value="9.56148" calcext:value-type="float">
            <text:p>9.56148</text:p>
          </table:table-cell>
          <table:table-cell table:formula="of:=[.A38]-[.A37]"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-0.50395" calcext:value-type="float">
            <text:p>-0.50395</text:p>
          </table:table-cell>
          <table:table-cell office:value-type="float" office:value="2.35632" calcext:value-type="float">
            <text:p>2.35632</text:p>
          </table:table-cell>
          <table:table-cell office:value-type="float" office:value="9.64321" calcext:value-type="float">
            <text:p>9.64321</text:p>
          </table:table-cell>
          <table:table-cell table:formula="of:=[.A39]-[.A38]" office:value-type="float" office:value="0.135000000000001" calcext:value-type="float">
            <text:p>0.135</text:p>
          </table:table-cell>
        </table:table-row>
        <table:table-row table:style-name="ro1">
          <table:table-cell office:value-type="float" office:value="7.553" calcext:value-type="float">
            <text:p>7.553</text:p>
          </table:table-cell>
          <table:table-cell office:value-type="float" office:value="-0.43585" calcext:value-type="float">
            <text:p>-0.43585</text:p>
          </table:table-cell>
          <table:table-cell office:value-type="float" office:value="2.2065" calcext:value-type="float">
            <text:p>2.2065</text:p>
          </table:table-cell>
          <table:table-cell office:value-type="float" office:value="10.28336" calcext:value-type="float">
            <text:p>10.28336</text:p>
          </table:table-cell>
          <table:table-cell table:formula="of:=[.A40]-[.A39]"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7.877" calcext:value-type="float">
            <text:p>7.877</text:p>
          </table:table-cell>
          <table:table-cell office:value-type="float" office:value="-0.47671" calcext:value-type="float">
            <text:p>-0.47671</text:p>
          </table:table-cell>
          <table:table-cell office:value-type="float" office:value="2.75131" calcext:value-type="float">
            <text:p>2.75131</text:p>
          </table:table-cell>
          <table:table-cell office:value-type="float" office:value="9.34356" calcext:value-type="float">
            <text:p>9.34356</text:p>
          </table:table-cell>
          <table:table-cell table:formula="of:=[.A41]-[.A40]"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8.067" calcext:value-type="float">
            <text:p>8.067</text:p>
          </table:table-cell>
          <table:table-cell office:value-type="float" office:value="-0.54481" calcext:value-type="float">
            <text:p>-0.54481</text:p>
          </table:table-cell>
          <table:table-cell office:value-type="float" office:value="2.61511" calcext:value-type="float">
            <text:p>2.61511</text:p>
          </table:table-cell>
          <table:table-cell office:value-type="float" office:value="9.67045" calcext:value-type="float">
            <text:p>9.67045</text:p>
          </table:table-cell>
          <table:table-cell table:formula="of:=[.A42]-[.A41]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8.205" calcext:value-type="float">
            <text:p>8.205</text:p>
          </table:table-cell>
          <table:table-cell office:value-type="float" office:value="-0.23155" calcext:value-type="float">
            <text:p>-0.23155</text:p>
          </table:table-cell>
          <table:table-cell office:value-type="float" office:value="2.35632" calcext:value-type="float">
            <text:p>2.35632</text:p>
          </table:table-cell>
          <table:table-cell office:value-type="float" office:value="9.90199" calcext:value-type="float">
            <text:p>9.90199</text:p>
          </table:table-cell>
          <table:table-cell table:formula="of:=[.A43]-[.A42]" office:value-type="float" office:value="0.138" calcext:value-type="float">
            <text:p>0.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16:41:45.219211555</dc:date>
    <meta:editing-duration>PT3M51S</meta:editing-duration>
    <meta:editing-cycles>2</meta:editing-cycles>
    <meta:generator>LibreOffice/4.3.5.2.0$Linux_X86_64 LibreOffice_project/430m0$Build-2</meta:generator>
    <meta:document-statistic meta:table-count="1" meta:cell-count="214" meta:object-count="0"/>
  </office:meta>
</office:document-meta>
</file>